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" svg:font-family="Nimbus"/>
    <style:font-face style:name="StarSymbol" svg:font-family="StarSymbol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2pt" style:font-size-asian="12pt" style:font-size-complex="12pt"/>
    </style:style>
    <style:style style:name="T3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Nimbus Sans L" fo:font-weight="normal" style:font-weight-asian="normal" style:font-weight-complex="normal"/>
    </style:style>
    <style:style style:name="T6" style:family="text"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69 : predef returns variables name protected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011-08-31</text:p>
      <text:p text:style-name="P2"/>
      <text:p text:style-name="P1"/>
      <text:h text:style-name="P8" text:outline-level="3">Abstract</text:h>
      <text:p text:style-name="P3">It is not easy to know variables protected by predef. </text:p>
      <text:p text:style-name="P1">Add <text:s/>'names' as input argument will allow to return the name of variables protected by predef</text:p>
      <text:p text:style-name="P1"/>
      <text:h text:style-name="P8" text:outline-level="3"><text:span text:style-name="Teletype"><text:span text:style-name="T2">Calling Sequence</text:span></text:span></text:h>
      <text:p text:style-name="P3"><text:span text:style-name="Teletype"><text:span text:style-name="T2">variable_names = predef('names')</text:span></text:span></text:p>
      <text:p text:style-name="P3"><text:span text:style-name="Teletype"><text:span text:style-name="T2"/></text:span></text:p>
      <text:p text:style-name="P3"><text:span text:style-name="Teletype"><text:span text:style-name="T3">Arguments</text:span></text:span></text:p>
      <text:p text:style-name="P3"><text:span text:style-name="Teletype"><text:span text:style-name="T2">variable_names : vector of strings, name of variables protected by predef</text:span></text:span></text:p>
      <text:p text:style-name="P3"><text:span text:style-name="Teletype"><text:span text:style-name="T2"/></text:span></text:p>
      <text:p text:style-name="P3"><text:span text:style-name="Teletype"><text:span text:style-name="T3">Description</text:span></text:span></text:p>
      <text:p text:style-name="P3"><text:span text:style-name="Teletype"><text:span text:style-name="T2">variable_names = predef('names') returns names protected by predef</text:span></text:span></text:p>
      <text:p text:style-name="P3"><text:span text:style-name="Teletype"><text:span text:style-name="T2">this argument does not break previous compatibility</text:span></text:span></text:p>
      <text:p text:style-name="P3"><text:span text:style-name="Teletype"><text:span text:style-name="T2"/></text:span></text:p>
      <text:p text:style-name="P3"><text:span text:style-name="Teletype"><text:span text:style-name="T3">Example</text:span></text:span></text:p>
      <text:p text:style-name="P3"><text:span text:style-name="Teletype"><text:span text:style-name="T3"/></text:span></text:p>
      <text:p text:style-name="P3"><text:span text:style-name="Teletype"><text:span text:style-name="T6">--&gt;predef('names')</text:span></text:span></text:p>
      <text:p text:style-name="P3"><text:span text:style-name="Teletype"><text:span text:style-name="T6"><text:s/>ans <text:s/>=</text:span></text:span></text:p>
      <text:p text:style-name="P3"><text:span text:style-name="Teletype"><text:span text:style-name="T6"><text:s/></text:span></text:span></text:p>
      <text:p text:style-name="P3"><text:span text:style-name="Teletype"><text:span text:style-name="T6">!%e <text:s text:c="23"/>!</text:span></text:span></text:p>
      <text:p text:style-name="P3"><text:span text:style-name="Teletype"><text:span text:style-name="T6">! <text:s text:c="25"/>!</text:span></text:span></text:p>
      <text:p text:style-name="P3"><text:span text:style-name="Teletype"><text:span text:style-name="T6">!%i <text:s text:c="23"/>!</text:span></text:span></text:p>
      <text:p text:style-name="P3"><text:span text:style-name="Teletype"><text:span text:style-name="T6">! <text:s text:c="25"/>!</text:span></text:span></text:p>
      <text:p text:style-name="P3"><text:span text:style-name="Teletype"><text:span text:style-name="T6">!%io <text:s text:c="22"/>!</text:span></text:span></text:p>
      <text:p text:style-name="P3"><text:span text:style-name="Teletype"><text:span text:style-name="T6">! <text:s text:c="25"/>!</text:span></text:span></text:p>
      <text:p text:style-name="P3"><text:span text:style-name="Teletype"><text:span text:style-name="T6">// .. </text:span></text:span></text:p>
      <text:p text:style-name="P3"><text:span text:style-name="Teletype"><text:span text:style-name="T6">!home <text:s text:c="21"/>!</text:span></text:span></text:p>
      <text:h text:style-name="P8" text:outline-level="3"><text:soft-page-break/>Changelog</text:h>
      <text:list xml:id="list33540222" text:style-name="L1">
        <text:list-item>
          <text:list>
            <text:list-item>
              <text:p text:style-name="P5"><text:span text:style-name="T1">– 2011-08-31 – Allan CORNET &lt;</text:span><text:a xlink:type="simple" xlink:href="mailto:clement.david@scilab.org"><text:span text:style-name="T1">a</text:span></text:a><text:span text:style-name="T1">llan.cornet@scilab.org&gt;</text:span></text:p>
              <text:list>
                <text:list-header>
                  <text:p text:style-name="P6"/>
                </text:list-header>
              </text:list>
            </text:list-item>
          </text:list>
        </text:list-item>
      </text:list>
      <text:h text:style-name="P8" text:outline-level="3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" svg:font-family="Nimbus"/>
    <style:font-face style:name="StarSymbol" svg:font-family="StarSymbol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ierre MARECHAL</meta:initial-creator>
    <meta:creation-date>2008-07-09T13:39:08</meta:creation-date>
    <dc:date>2011-08-31T14:00:39.87</dc:date>
    <meta:editing-cycles>20</meta:editing-cycles>
    <meta:editing-duration>P1DT5H27M59S</meta:editing-duration>
    <dc:creator>Allan CORNET</dc:creator>
    <meta:document-statistic meta:table-count="0" meta:image-count="0" meta:object-count="0" meta:page-count="2" meta:paragraph-count="33" meta:word-count="109" meta:character-count="860"/>
    <meta:user-defined meta:name="Info 1"/>
    <meta:user-defined meta:name="Info 2"/>
    <meta:user-defined meta:name="Info 3"/>
    <meta:user-defined meta:name="Info 4"/>
  </office:meta>
</office:document-meta>
</file>